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40a9c" officeooo:paragraph-rsid="00140a9c"/>
    </style:style>
    <style:style style:name="P2" style:family="paragraph" style:parent-style-name="Standard">
      <style:paragraph-properties fo:text-align="start" style:justify-single-word="false"/>
      <style:text-properties officeooo:rsid="00140a9c" officeooo:paragraph-rsid="00140a9c"/>
    </style:style>
    <style:style style:name="P3" style:family="paragraph" style:parent-style-name="Standard">
      <style:paragraph-properties fo:text-align="start" style:justify-single-word="false"/>
      <style:text-properties officeooo:paragraph-rsid="00140a9c"/>
    </style:style>
    <style:style style:name="P4" style:family="paragraph" style:parent-style-name="Standard">
      <style:paragraph-properties fo:text-align="start" style:justify-single-word="false"/>
      <style:text-properties officeooo:rsid="0015cb54" officeooo:paragraph-rsid="0015cb54"/>
    </style:style>
    <style:style style:name="T1" style:family="text">
      <style:text-properties officeooo:rsid="00140a9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irtualization</text:p>
      <text:p text:style-name="P1"/>
      <text:p text:style-name="P1"/>
      <text:p text:style-name="P1"/>
      <text:p text:style-name="P1"/>
      <text:p text:style-name="P1">For the following, go back over and ensure the file names return as ISO, for use in VM</text:p>
      <text:p text:style-name="P1"/>
      <text:p text:style-name="P2">Creating a custom Windows Image</text:p>
      <text:p text:style-name="P2"><text:a xlink:type="simple" xlink:href="https://www.youtube.com/watch?v=R6XPff38iSc&amp;ab_channel=ChrisTitusTech" text:style-name="Internet_20_link" text:visited-style-name="Visited_20_Internet_20_Link">https://www.youtube.com/watch?v=R6XPff38iSc&amp;ab_channel=ChrisTitusTech</text:a> </text:p>
      <text:p text:style-name="P2"><text:a xlink:type="simple" xlink:href="https://docs.microsoft.com/en-us/windows-hardware/manufacture/desktop/deploy-a-custom-image" text:style-name="Internet_20_link" text:visited-style-name="Visited_20_Internet_20_Link">https://docs.microsoft.com/en-us/windows-hardware/manufacture/desktop/deploy-a-custom-image</text:a></text:p>
      <text:p text:style-name="P2"/>
      <text:p text:style-name="P2">Creating a custom Kali Image</text:p>
      <text:p text:style-name="P2"><text:a xlink:type="simple" xlink:href="https://www.kali.org/docs/development/dojo-mastering-live-build/" text:style-name="Internet_20_link" text:visited-style-name="Visited_20_Internet_20_Link">https://www.kali.org/docs/development/dojo-mastering-live-build/</text:a> </text:p>
      <text:p text:style-name="P2"/>
      <text:p text:style-name="P2">Creating a custom Parrot OS Image</text:p>
      <text:p text:style-name="P2"><text:a xlink:type="simple" xlink:href="https://community.parrotsec.org/t/custom-iso-build/6167" text:style-name="Internet_20_link" text:visited-style-name="Visited_20_Internet_20_Link">https://community.parrotsec.org/t/custom-iso-build/6167</text:a> </text:p>
      <text:p text:style-name="P2"/>
      <text:p text:style-name="P2"/>
      <text:p text:style-name="P2">ESXI Bootable SD card</text:p>
      <text:p text:style-name="P2"><text:a xlink:type="simple" xlink:href="https://www.techrepublic.com/article/creating-a-bootable-vmware-esxi-usb-drive-in-windows/" text:style-name="Internet_20_link" text:visited-style-name="Visited_20_Internet_20_Link">https://www.techrepublic.com/article/creating-a-bootable-vmware-esxi-usb-drive-in-windows/</text:a></text:p>
      <text:p text:style-name="P2"><text:a xlink:type="simple" xlink:href="https://kb.vmware.com/s/article/2004784" text:style-name="Internet_20_link" text:visited-style-name="Visited_20_Internet_20_Link">https://kb.vmware.com/s/article/2004784</text:a></text:p>
      <text:p text:style-name="P2"><text:a xlink:type="simple" xlink:href="https://docs.vmware.com/en/VMware-vSphere/6.5/com.vmware.vsphere.upgrade.doc/GUID-33C3E7D5-20D0-4F84-B2E3-5CD33D32EAA8.html" text:style-name="Internet_20_link" text:visited-style-name="Visited_20_Internet_20_Link">https://docs.vmware.com/en/VMware-vSphere/6.5/com.vmware.vsphere.upgrade.doc/GUID-33C3E7D5-20D0-4F84-B2E3-5CD33D32EAA8.html</text:a></text:p>
      <text:p text:style-name="P2"/>
      <text:p text:style-name="P2"/>
      <text:p text:style-name="P2">Mastering Vmware vSphere 6</text:p>
      <text:p text:style-name="P2"><text:a xlink:type="simple" xlink:href="https://vmwareclassmumbai.com/learning/uploads/BOOKS/Mastering%20VMware%20vSphere%206.pdf" text:style-name="Internet_20_link" text:visited-style-name="Visited_20_Internet_20_Link">https://vmwareclassmumbai.com/learning/uploads/BOOKS/Mastering%20VMware%20vSphere%206.pdf</text:a></text:p>
      <text:p text:style-name="P2"/>
      <text:p text:style-name="P2">obtaining and installing ESXI</text:p>
      <text:p text:style-name="P2"><text:a xlink:type="simple" xlink:href="https://customerconnect.vmware.com/web/vmware/evalcenter?p=free-esxi7" text:style-name="Internet_20_link" text:visited-style-name="Visited_20_Internet_20_Link">https://customerconnect.vmware.com/web/vmware/evalcenter?p=free-esxi7</text:a> </text:p>
      <text:p text:style-name="P2"><text:a xlink:type="simple" xlink:href="https://docs.vmware.com/en/VMware-vSphere/6.5/com.vmware.vsphere.install.doc/GUID-048CCB07-7E27-4CE8-9E6A-1BF655C33DAC.html" text:style-name="Internet_20_link" text:visited-style-name="Visited_20_Internet_20_Link">https://docs.vmware.com/en/VMware-vSphere/6.5/com.vmware.vsphere.install.doc/GUID-048CCB07-7E27-4CE8-9E6A-1BF655C33DAC.html</text:a> </text:p>
      <text:p text:style-name="P2"><text:a xlink:type="simple" xlink:href="https://my.vmware.com/web/vmware/downloads" text:style-name="Internet_20_link" text:visited-style-name="Visited_20_Internet_20_Link">https://my.vmware.com/web/vmware/downloads</text:a> </text:p>
      <text:p text:style-name="P2"/>
      <text:p text:style-name="P2">Information about vCenter</text:p>
      <text:p text:style-name="P2"><text:a xlink:type="simple" xlink:href="https://www.vmware.com/products/vcenter-server.html" text:style-name="Internet_20_link" text:visited-style-name="Visited_20_Internet_20_Link">https://www.vmware.com/products/vcenter-server.html</text:a></text:p>
      <text:p text:style-name="P2"><text:a xlink:type="simple" xlink:href="https://www.altaro.com/vmware/vsphere-home-lab-free/" text:style-name="Internet_20_link" text:visited-style-name="Visited_20_Internet_20_Link">https://www.altaro.com/vmware/vsphere-home-lab-free/</text:a></text:p>
      <text:p text:style-name="P2"/>
      <text:p text:style-name="P2"/>
      <text:p text:style-name="P2"/>
      <text:p text:style-name="P2">Videos</text:p>
      <text:p text:style-name="P2">vsphere offline bundle</text:p>
      <text:p text:style-name="P3"><text:a xlink:type="simple" xlink:href="https://www.youtube.com/watch?v=YhXsX4kJS3M&amp;ab_channel=2GuysTek" text:style-name="Internet_20_link" text:visited-style-name="Visited_20_Internet_20_Link"><text:span text:style-name="T1">How to Install VMware vSphere Hypervisor 7.0 - Start to finish ESXi 7</text:span></text:a></text:p>
      <text:p text:style-name="P3"><text:a xlink:type="simple" xlink:href="https://www.youtube.com/watch?v=6aLyZisehCU&amp;t=437s&amp;ab_channel=NetworkChuck" text:style-name="Internet_20_link" text:visited-style-name="Visited_20_Internet_20_Link">VMware on a Raspberry Pi!?!?! (ESXi Install)</text:a></text:p>
      <text:p text:style-name="P3"/>
      <text:p text:style-name="P2">Vmware Tutorial</text:p>
      <text:p text:style-name="P2"><text:a xlink:type="simple" xlink:href="https://www.youtube.com/watch?v=n6oDogiENrY&amp;list=PLHNi8trHT6VidEsWI2DsbwBm-qjoX-TlE&amp;ab_channel=SrinivasMaganti" text:style-name="Internet_20_link" text:visited-style-name="Visited_20_Internet_20_Link">1. #VMware Administration v6.7 - How to Install &amp; Configure ESXi6.7</text:a></text:p>
      <text:p text:style-name="P2"><text:a xlink:type="simple" xlink:href="https://www.youtube.com/watch?v=QP-tNGMv55c&amp;list=PLlN5eLF5d8CZNc2v3fnsd4KiDXRVTSKyl&amp;ab_channel=govmlab" text:style-name="Internet_20_link" text:visited-style-name="Visited_20_Internet_20_Link">VMware Tutorials for Beginners | VMware ESXi Basics | Virtualization Basics | GOVMLAB</text:a></text:p>
      <text:p text:style-name="P2"><text:soft-page-break/><text:a xlink:type="simple" xlink:href="https://www.youtube.com/watch?v=F48uS9C6Qcg&amp;list=PLZY2_7uN2FpUXGRc-xtC0ETt9wyMk3f96&amp;index=4&amp;ab_channel=ITChannel" text:style-name="Internet_20_link" text:visited-style-name="Visited_20_Internet_20_Link">Video 3: Introduction to the ESXi 6 Command Line Interface CLI | Introduction to vSphere</text:a></text:p>
      <text:p text:style-name="P2"><text:a xlink:type="simple" xlink:href="https://www.youtube.com/playlist?list=PLlN5eLF5d8CZNc2v3fnsd4KiDXRVTSKyl" text:style-name="Internet_20_link" text:visited-style-name="Visited_20_Internet_20_Link">GOVMLAB | VMware vSphere Install, Configure and Manage Tutorials | Free VMware vSphere Learning Videos</text:a></text:p>
      <text:p text:style-name="P2"><text:a xlink:type="simple" xlink:href="https://www.youtube.com/playlist?list=PL3yFY36yHYxkK4RfQ577lW0Ijr_piXSVw" text:style-name="Internet_20_link" text:visited-style-name="Visited_20_Internet_20_Link">VMware vSphere 6.7 - 7.0 Complete Training</text:a></text:p>
      <text:p text:style-name="P2"><text:a xlink:type="simple" xlink:href="https://www.youtube.com/watch?v=JlGdMsHTw7k&amp;list=PLtjUJ_XpOTPHQrN6UBxop5jWa5H8Sg_SU&amp;ab_channel=VMwareArena" text:style-name="Internet_20_link" text:visited-style-name="Visited_20_Internet_20_Link">Start from 0 to VMware - How to Install VMware Workstation (VMware Tutorial For Beginners)</text:a></text:p>
      <text:p text:style-name="P2"><text:a xlink:type="simple" xlink:href="https://www.youtube.com/watch?v=VIPscV8mvlA&amp;list=PL291a0KYQZSKwSBzs6qTLxD4LSlCHySXi&amp;ab_channel=mailserverguru" text:style-name="Internet_20_link" text:visited-style-name="Visited_20_Internet_20_Link">VMware Tutorial For Beginners | Part-1 | Install And Configure VMware Workstation</text:a></text:p>
      <text:p text:style-name="P2"/>
      <text:p text:style-name="P2"/>
      <text:p text:style-name="P4">How to isolate a VM for malware analysis</text:p>
      <text:p text:style-name="P4"/>
      <text:p text:style-name="P4"><text:a xlink:type="simple" xlink:href="https://security.stackexchange.com/questions/216838/hardening-vm-for-malware-analysis" text:style-name="Internet_20_link" text:visited-style-name="Visited_20_Internet_20_Link">https://security.stackexchange.com/questions/216838/hardening-vm-for-malware-analysis</text:a></text:p>
      <text:p text:style-name="P4"/>
      <text:p text:style-name="P4"><text:a xlink:type="simple" xlink:href="https://www.sentinelone.com/labs/building-a-custom-malware-analysis-lab-environment/" text:style-name="Internet_20_link" text:visited-style-name="Visited_20_Internet_20_Link">https://www.sentinelone.com/labs/building-a-custom-malware-analysis-lab-environment/</text:a> </text:p>
      <text:p text:style-name="P4"/>
      <text:p text:style-name="P4"><text:a xlink:type="simple" xlink:href="https://www.reddit.com/r/Malware/comments/ael036/isolating_a_vm_for_malware_analysis/" text:style-name="Internet_20_link" text:visited-style-name="Visited_20_Internet_20_Link">https://www.reddit.com/r/Malware/comments/ael036/isolating_a_vm_for_malware_analysis/</text:a></text:p>
      <text:p text:style-name="P4"/>
      <text:p text:style-name="P4"><text:a xlink:type="simple" xlink:href="https://loungefly84.medium.com/building-a-malware-analysis-lab-6e080f78211f" text:style-name="Internet_20_link" text:visited-style-name="Visited_20_Internet_20_Link">https://loungefly84.medium.com/building-a-malware-analysis-lab-6e080f78211f</text:a></text:p>
      <text:p text:style-name="P4"/>
      <text:p text:style-name="P4"><text:a xlink:type="simple" xlink:href="https://www.geeksforgeeks.org/virtual-machine-for-malware-analysis/" text:style-name="Internet_20_link" text:visited-style-name="Visited_20_Internet_20_Link">https://www.geeksforgeeks.org/virtual-machine-for-malware-analysis/</text:a></text:p>
      <text:p text:style-name="P4"/>
      <text:p text:style-name="P4"><text:a xlink:type="simple" xlink:href="https://subscription.packtpub.com/book/networking-and-servers/9781788392501/1/ch01lvl1sec14/5-setting-up-the-lab-environment" text:style-name="Internet_20_link" text:visited-style-name="Visited_20_Internet_20_Link">https://subscription.packtpub.com/book/networking-and-servers/9781788392501/1/ch01lvl1sec14/5-setting-up-the-lab-environment</text:a></text:p>
      <text:p text:style-name="P4"/>
      <text:p text:style-name="P4"><text:a xlink:type="simple" xlink:href="https://blog.storagecraft.com/how-to-optimize-vm-malware-testing/" text:style-name="Internet_20_link" text:visited-style-name="Visited_20_Internet_20_Link">https://blog.storagecraft.com/how-to-optimize-vm-malware-testing/</text:a></text:p>
      <text:p text:style-name="P4"/>
      <text:p text:style-name="P4"><text:a xlink:type="simple" xlink:href="https://blog.openthreatresearch.com/how_to_set_up_homelab_blog" text:style-name="Internet_20_link" text:visited-style-name="Visited_20_Internet_20_Link">https://blog.openthreatresearch.com/how_to_set_up_homelab_blog</text:a></text:p>
      <text:p text:style-name="P4"/>
      <text:p text:style-name="P4"><text:a xlink:type="simple" xlink:href="https://zeltser.com/vmware-network-isolation-for-malware-analysis/" text:style-name="Internet_20_link" text:visited-style-name="Visited_20_Internet_20_Link">https://zeltser.com/vmware-network-isolation-for-malware-analysis/</text:a></text:p>
      <text:p text:style-name="P4"/>
      <text:p text:style-name="P4"><text:a xlink:type="simple" xlink:href="https://zeltser.com/free-malware-analysis-windows-vm/" text:style-name="Internet_20_link" text:visited-style-name="Visited_20_Internet_20_Link">https://zeltser.com/free-malware-analysis-windows-vm/</text:a></text:p>
      <text:p text:style-name="P4"/>
      <text:p text:style-name="P4"><text:a xlink:type="simple" xlink:href="https://youtu.be/oPsxy9JF8FM" text:style-name="Internet_20_link" text:visited-style-name="Visited_20_Internet_20_Link">https://youtu.be/oPsxy9JF8FM</text:a> </text:p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13T22:48:32.130000000</meta:creation-date>
    <dc:date>2021-10-15T06:26:09.063000000</dc:date>
    <meta:editing-duration>P1DT5H9S</meta:editing-duration>
    <meta:editing-cycles>2</meta:editing-cycles>
    <meta:generator>LibreOffice/7.1.5.2$Windows_X86_64 LibreOffice_project/85f04e9f809797b8199d13c421bd8a2b025d52b5</meta:generator>
    <meta:document-statistic meta:table-count="0" meta:image-count="0" meta:object-count="0" meta:page-count="2" meta:paragraph-count="46" meta:word-count="196" meta:character-count="2803" meta:non-whitespace-character-count="2645"/>
  </office:meta>
</office:document-meta>
</file>